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o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el paradigma del clic-siguiente-siguiente), no desarrollo no mantenimiento, de la aplicación pero siempre el código permanece fuera del alcance del cliente, no constituye más que un alquiler de tecnologías. Una segunda acepción esta relacionada de manera más directa con la Administración Publica, en este caso se trata del uso de tecnologías de facto, en este caso la pregunta es ¿Como no imponer tecnologías o usar tecnologías impuestas que como consecuencia sumen gastas a los ciudadanos directa o indirectamente? La respuesta es usar estándares mantenidos comunitariamente o por fundaciones sin animo de lucro, como la W3,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el uso de practicas como la llamada </text:span><text:span text:style-name="T1">Adoptar, Extender y Extinguir </text:span><text:span text:style-name="T2">que permite hacer de un estándar una tecnología cerrada y desconocida e impidiendo al mismos tiempo depender de un único desarrollador. En ambos casos y de acuerdo a la interpretación presentada el uso de software libre es la respuesta. Esta exposición es simple y las conclusiones parecen seguirse de las premisas, debe bastar para desmontar los argumentos de los oponentes. Pero existen otros acercamientos al termino neutralidad tecnológica, uno de ellos merece especial atención y resulta del enunciado <text:s/>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1:57:24</dc:date>
    <dc:creator>omerta </dc:creator>
    <meta:editing-duration>PT3H38M40S</meta:editing-duration>
    <meta:editing-cycles>6</meta:editing-cycles>
    <meta:generator>LibreOffice/3.5$Linux_x86 LibreOffice_project/350m1$Build-2</meta:generator>
    <meta:document-statistic meta:table-count="0" meta:image-count="0" meta:object-count="0" meta:page-count="1" meta:paragraph-count="6" meta:word-count="544" meta:character-count="3339" meta:non-whitespace-character-count="2800"/>
  </office:meta>
</office:document-meta>
</file>